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e8aa5aa"/>
    </style:style>
    <style:style style:name="P43" style:family="paragraph" style:parent-style-name="Standard">
      <style:text-properties officeooo:rsid="0e8aa5aa" officeooo:paragraph-rsid="0e8aa5aa"/>
    </style:style>
    <style:style style:name="P44" style:family="paragraph" style:parent-style-name="Standard">
      <style:text-properties officeooo:rsid="0e8aa5aa"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7" style:family="paragraph" style:parent-style-name="Footnote">
      <style:text-properties officeooo:rsid="043ccc66" officeooo:paragraph-rsid="0e849f1d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4f81b5"/>
    </style:style>
    <style:style style:name="P67" style:family="paragraph" style:parent-style-name="Standard">
      <style:text-properties officeooo:rsid="101e3872" officeooo:paragraph-rsid="10505b46"/>
    </style:style>
    <style:style style:name="P68" style:family="paragraph" style:parent-style-name="Standard">
      <style:text-properties officeooo:paragraph-rsid="1057599b"/>
    </style:style>
    <style:style style:name="P69" style:family="paragraph" style:parent-style-name="Footnote">
      <style:text-properties officeooo:paragraph-rsid="107b5934"/>
    </style:style>
    <style:style style:name="P70" style:family="paragraph" style:parent-style-name="Footnote">
      <style:text-properties officeooo:paragraph-rsid="108b0ed7"/>
    </style:style>
    <style:style style:name="P71" style:family="paragraph" style:parent-style-name="Standard">
      <style:text-properties officeooo:paragraph-rsid="10b975fb"/>
    </style:style>
    <style:style style:name="P72" style:family="paragraph" style:parent-style-name="Standard">
      <style:text-properties officeooo:paragraph-rsid="10ba098e"/>
    </style:style>
    <style:style style:name="P73" style:family="paragraph" style:parent-style-name="Standard">
      <style:text-properties officeooo:paragraph-rsid="10be1a4c"/>
    </style:style>
    <style:style style:name="P74" style:family="paragraph" style:parent-style-name="Standard">
      <style:text-properties officeooo:paragraph-rsid="10bef563"/>
    </style:style>
    <style:style style:name="P75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style:font-size-asian="12pt" style:font-size-complex="12pt"/>
    </style:style>
    <style:style style:name="T1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style:use-window-font-color="true" loext:opacity="0%" style:font-name="Liberation Sans" officeooo:rsid="047da547"/>
    </style:style>
    <style:style style:name="T17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style:font-size-asian="12pt" style:font-size-complex="12pt"/>
    </style:style>
    <style:style style:name="T208" style:family="text">
      <style:text-properties style:use-window-font-color="true" loext:opacity="0%" style:font-name="Liberation Sans" officeooo:rsid="0efd8e5c"/>
    </style:style>
    <style:style style:name="T20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officeooo:rsid="04473353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officeooo:rsid="04473353" style:font-size-asian="10pt" style:font-size-complex="10pt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9" style:family="text">
      <style:text-properties officeooo:rsid="0f0ca65a"/>
    </style:style>
    <style:style style:name="T220" style:family="text">
      <style:text-properties officeooo:rsid="0aace3cd"/>
    </style:style>
    <style:style style:name="T221" style:family="text">
      <style:text-properties officeooo:rsid="0f95a7a0"/>
    </style:style>
    <style:style style:name="T222" style:family="text">
      <style:text-properties officeooo:rsid="0f8f58bd"/>
    </style:style>
    <style:style style:name="T223" style:family="text">
      <style:text-properties style:font-name="Ubuntu1" fo:font-size="10pt" officeooo:rsid="04473353" style:font-size-asian="10pt" style:font-size-complex="10pt"/>
    </style:style>
    <style:style style:name="T224" style:family="text">
      <style:text-properties style:text-underline-style="none"/>
    </style:style>
    <style:style style:name="T225" style:family="text">
      <style:text-properties officeooo:rsid="108e61e7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5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Debian</text:user-field-get></text:span><text:span text:style-name="T136"><text:s/></text:span><text:span text:style-name="T136"><text:user-field-get text:name="Version">12</text:user-field-get></text:span><text:span text:style-name="T137"><text:note text:id="ftn1" text:note-class="footnote"><text:note-citation>1</text:note-citation><text:note-body><text:p text:style-name="P20"><text:span text:style-name="T232">D</text:span><text:span text:style-name="T233">eze </text:span><text:span text:style-name="Strong_20_Emphasis"><text:span text:style-name="T242"><text:user-field-get text:name="Distro">Debian</text:user-field-get></text:span></text:span><text:span text:style-name="T234"><text:s/></text:span><text:span text:style-name="T241"><text:user-field-get text:name="Version">12</text:user-field-get></text:span><text:span text:style-name="T241"><text:s/>Server</text:span><text:span text:style-name="T233"> (codenaam </text:span><text:span text:style-name="T235">bookworm</text:span><text:span text:style-name="T233">) van </text:span><text:span text:style-name="T236">juni</text:span><text:span text:style-name="T237"> </text:span><text:span text:style-name="Strong_20_Emphasis"><text:span text:style-name="T243"><text:user-field-get text:name="Releaseyear">2023</text:user-field-get></text:span></text:span><text:span text:style-name="T238"><text:s/></text:span><text:span text:style-name="T232">is een zogenaamde </text:span><text:span text:style-name="T233">LTS-</text:span><text:span text:style-name="T232">versie</text:span><text:span text:style-name="T233"> </text:span><text:span text:style-name="T232">(</text:span><text:span text:style-name="T233">staat voor Long-Term Support, </text:span><text:span text:style-name="T239">langetermijnondersteuning</text:span><text:span text:style-name="T232">)</text:span><text:span text:style-name="T239"> </text:span><text:span text:style-name="T240">en</text:span><text:span text:style-name="T238"> </text:span><text:span text:style-name="T233">wordt gedurende 5 jaar ondersteund tot </text:span><text:span text:style-name="T236">juni</text:span><text:span text:style-name="T233"> 202</text:span><text:span text:style-name="T236">8</text:span><text:span text:style-name="T233">.</text:span></text:p></text:note-body></text:note></text:span><text:span text:style-name="T138"><text:s/></text:span><text:span text:style-name="T139">Server</text:span><text:span text:style-name="T173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19">ONDERSTREEPTE</text:span></text:span><text:span text:style-name="T1"> </text:span><text:span text:style-name="T14">woorden</text:span><text:span text:style-name="T13"> het</text:span><text:span text:style-name="Strong_20_Emphasis"><text:span text:style-name="T218"> </text:span></text:span><text:span text:style-name="Strong_20_Emphasis"><text:span text:style-name="T217">tekstvak</text:span></text:span><text:span text:style-name="T14"> </text:span><text:span text:style-name="T15">in,</text:span><text:span text:style-name="T14"> </text:span><text:span text:style-name="T174">zie </text:span><text:span text:style-name="T208">[</text:span><text:span text:style-name="T174">toelichting</text:span><text:span text:style-name="T208">]</text:span><text:span text:style-name="T14">:</text:span></text:p>
      <text:p text:style-name="P23"><text:span text:style-name="Definition"><text:span text:style-name="T18">GEBRUIKER</text:span></text:span><text:span text:style-name="T182"><text:tab/><text:tab/></text:span><text:span text:style-name="T207"> <text:tab/><text:tab/></text:span><text:span text:style-name="T183"><draw:control text:anchor-type="as-char" svg:y="-0.4cm" draw:z-index="11" draw:name="Gebruiker 3" draw:style-name="gr2" draw:text-style-name="P83" svg:width="6.4cm" svg:height="0.6cm" draw:control="control10"><svg:title>Gebruiker</svg:title><svg:desc>Volledige naam, bijv. Jan Stek</svg:desc></draw:control></text:span><text:span text:style-name="T183"><text:tab/> <text:s text:c="2"/></text:span><text:span text:style-name="T184">[</text:span><text:span text:style-name="T185">N</text:span><text:span text:style-name="T177">aam, bijv. </text:span><text:span text:style-name="T179">J</text:span><text:span text:style-name="T205">a</text:span><text:span text:style-name="T179">n </text:span><text:span text:style-name="T205">Jansen</text:span><text:span text:style-name="T206">]</text:span></text:p>
      <text:p text:style-name="P74"><text:span text:style-name="Definition"><text:span text:style-name="T176">g</text:span></text:span><text:span text:style-name="Definition">ebruikersnaam</text:span><text:span text:style-name="Definition"><text:span text:style-name="T224"><text:tab/></text:span></text:span><text:span text:style-name="T175"><draw:control text:anchor-type="as-char" svg:y="-0.4cm" draw:z-index="12" draw:name="Gberuikersnaam 3" draw:style-name="gr2" draw:text-style-name="P83" svg:width="6.4cm" svg:height="0.6cm" draw:control="control11"><svg:title>Gebruikersnaam</svg:title><svg:desc>Korte naam, bijv. jan</svg:desc></draw:control></text:span><text:span text:style-name="T175"><text:tab/> <text:s text:c="2"/></text:span><text:span text:style-name="T5">[</text:span><text:span text:style-name="T6">Gebruikers</text:span><text:span text:style-name="T5">naam</text:span><text:span text:style-name="T4">, bijv. </text:span><text:span text:style-name="T156">j</text:span><text:span text:style-name="T157">a</text:span><text:span text:style-name="T156">n</text:span><text:span text:style-name="T158">]</text:span></text:p>
      <text:p text:style-name="P23"><text:span text:style-name="Definition"><text:span text:style-name="T225">server</text:span></text:span><text:span text:style-name="Definition">NAAM</text:span><text:span text:style-name="T186"><text:tab/><text:tab/><text:tab/></text:span><draw:control text:anchor-type="as-char" svg:y="-0.4cm" draw:z-index="13" draw:name="Computernaam 2" draw:style-name="gr2" draw:text-style-name="P83" svg:width="6.4cm" svg:height="0.6cm" draw:control="control12"><svg:title>Computernaam</svg:title><svg:desc>Unieke naam van de computer</svg:desc></draw:control><text:tab/> <text:s text:c="2"/><text:span text:style-name="T189">[</text:span><text:span text:style-name="T190">N</text:span><text:span text:style-name="T187">aam van de </text:span><text:span text:style-name="T193">serv</text:span><text:span text:style-name="T187">e</text:span><text:span text:style-name="T188">r, </text:span><text:span text:style-name="T191">bijv. </text:span><text:span text:style-name="T193">sv</text:span><text:span text:style-name="T192">02</text:span><text:span text:style-name="T189">]</text:span></text:p>
      <text:p text:style-name="P23"><text:span text:style-name="Definition"><text:span text:style-name="T195">GEBRUIKER</text:span></text:span><text:span text:style-name="Definition"><text:span text:style-name="T204"><text:tab/></text:span></text:span><text:span text:style-name="T194"><text:tab/></text:span><text:span text:style-name="T207"> <text:tab/><text:tab/></text:span><text:span text:style-name="T183"><draw:control text:anchor-type="as-char" svg:y="-0.4cm" draw:z-index="14" draw:name="Gebruiker 4" draw:style-name="gr2" draw:text-style-name="P83" svg:width="6.4cm" svg:height="0.6cm" draw:control="control13"><svg:title>Gebruiker</svg:title><svg:desc>Volledige naam, bijv. Jan Stek</svg:desc></draw:control></text:span><text:span text:style-name="T183"><text:tab/> <text:s text:c="2"/></text:span><text:span text:style-name="T184">[</text:span><text:span text:style-name="T185">N</text:span><text:span text:style-name="T177">aam </text:span><text:span text:style-name="T180">evt. 2</text:span><text:span text:style-name="T209">e</text:span><text:span text:style-name="T178"> gebruiker</text:span><text:span text:style-name="T181">]</text:span></text:p>
      <text:p text:style-name="P74"><text:span text:style-name="Definition"><text:span text:style-name="T195">GEBRUIKERSN</text:span></text:span><text:span text:style-name="Definition"><text:span text:style-name="T196">aa</text:span></text:span><text:span text:style-name="Definition"><text:span text:style-name="T195">M</text:span></text:span><text:span text:style-name="Definition"><text:span text:style-name="T204"><text:tab/></text:span></text:span><text:span text:style-name="T175"><draw:control text:anchor-type="as-char" svg:y="-0.4cm" draw:z-index="15" draw:name="Gberuikersnaam 4" draw:style-name="gr2" draw:text-style-name="P83" svg:width="6.4cm" svg:height="0.6cm" draw:control="control14"><svg:title>Gebruikersnaam</svg:title><svg:desc>Korte naam, bijv. jan</svg:desc></draw:control></text:span><text:span text:style-name="T175"><text:tab/> <text:s text:c="2"/></text:span><text:span text:style-name="T197">[</text:span><text:span text:style-name="T198">Gebruikers</text:span><text:span text:style-name="T197">naam</text:span><text:span text:style-name="T199"> </text:span><text:span text:style-name="T200">e</text:span><text:span text:style-name="T201">vt. 2</text:span><text:span text:style-name="T210">e</text:span><text:span text:style-name="T201"> </text:span><text:span text:style-name="T202">gebruiker</text:span><text:span text:style-name="T203">]</text:span></text:p>
      <text:p text:style-name="P22"><text:span text:style-name="T140">Vervang </text:span><text:span text:style-name="T143">de</text:span><text:span text:style-name="T140"> </text:span><text:span text:style-name="Definition"><text:span text:style-name="T19">ONDERSTREEPTE</text:span></text:span><text:span text:style-name="T140"> </text:span><text:span text:style-name="T141">woorden </text:span><text:span text:style-name="T140">in deze checklist door </text:span><text:span text:style-name="T143">d</text:span><text:span text:style-name="T145">i</text:span><text:span text:style-name="T143">e </text:span><text:span text:style-name="T144">in </text:span><text:span text:style-name="T145">het</text:span><text:span text:style-name="Strong_20_Emphasis"><text:span text:style-name="T38"> </text:span></text:span><text:span text:style-name="Strong_20_Emphasis"><text:span text:style-name="T43">tekstvak</text:span></text:span><text:span text:style-name="T140">.</text:span></text:p>
      <text:p text:style-name="P25"/>
      <text:p text:style-name="P25"/>
      <text:p text:style-name="P24"><text:span text:style-name="T154">Nog niet op Linux?</text:span><text:span text:style-name="T147"><text:tab/></text:span><text:span text:style-name="T150">G</text:span><text:span text:style-name="T148">ebruik </text:span><text:span text:style-name="Strong_20_Emphasis"><text:span text:style-name="T159">Checklist </text:span></text:span><text:span text:style-name="Strong_20_Emphasis"><text:span text:style-name="T160">overzetten</text:span></text:span><text:span text:style-name="T148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9"> onder </text:span><text:span text:style-name="T155">Linux</text:span><text:span text:style-name="T142">.</text:span></text:p>
      <text:p text:style-name="P24"><text:span text:style-name="T152">Nieuwe installatie?</text:span><text:span text:style-name="T142"><text:tab/></text:span><text:span text:style-name="T150">B</text:span><text:span text:style-name="T142">egin bij hoofdstuk </text:span><text:span text:style-name="T152"><text:bookmark-ref text:reference-format="page" text:ref-name="__RefNumPara__4009_1271708128">2</text:bookmark-ref></text:span><text:span text:style-name="T152"><text:s text:c="2"/></text:span><text:span text:style-name="T153"><text:bookmark-ref text:reference-format="text" text:ref-name="__RefNumPara__4009_1271708128">Installatie uitvoeren</text:bookmark-ref></text:span><text:span text:style-name="T146">.</text:span></text:p>
      <text:p text:style-name="P21"><text:span text:style-name="Strong_20_Emphasis"><text:span text:style-name="T151"/></text:span></text:p>
      <text:p text:style-name="P21"><text:span text:style-name="Strong_20_Emphasis"><text:span text:style-name="T151"/></text:span></text:p>
      <text:list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2" draw:name="Vorm3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8"><draw:control text:anchor-type="as-char" draw:z-index="8" draw:name="Vorm 2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6"><text:note text:id="ftn2" text:note-class="footnote"><text:note-citation>2</text:note-citation><text:note-body><text:p text:style-name="P18"><text:span text:style-name="T120">E</text:span><text:span text:style-name="T121">v</text:span><text:span text:style-name="T122">en</text:span><text:span text:style-name="T124">t</text:span><text:span text:style-name="T125">uele </text:span><text:span text:style-name="T126">extra </text:span><text:span text:style-name="Definition"><text:span text:style-name="T213">gebruiker</text:span></text:span><text:span text:style-name="T126">s aanmelden </text:span><text:span text:style-name="T127">en dezelfde stappen uitvoeren</text:span><text:span text:style-name="T123">.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6" draw:name="Vorm 5" draw:style-name="gr1" draw:text-style-name="P8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7" draw:name="Vorm 7" draw:style-name="gr1" draw:text-style-name="P8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9"><draw:control text:anchor-type="as-char" draw:z-index="18" draw:name="Vorm 8" draw:style-name="gr1" draw:text-style-name="P82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68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1"> </text:span></text:span><text:span text:style-name="Strong_20_Emphasis"><text:span text:style-name="T66">1</text:span></text:span><text:span text:style-name="Strong_20_Emphasis"><text:span text:style-name="T56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7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3" draw:name="Vorm9" draw:style-name="gr1" draw:text-style-name="P8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3"><text:span text:style-name="T168">Start de computer op vanaf</text:span><text:span text:style-name="T168"><text:note text:id="ftn3" text:note-class="footnote"><text:note-citation>1</text:note-citation><text:note-body><text:p text:style-name="P70"><text:span text:style-name="T112">B</text:span><text:span text:style-name="T113">ootmenu/</text:span><text:span text:style-name="T112">S</text:span><text:span text:style-name="T113">etup</text:span><text:span text:style-name="T111"> via </text:span><text:span text:style-name="T109">é</text:span><text:span text:style-name="T110">é</text:span><text:span text:style-name="T112">n van de </text:span><text:span text:style-name="Definition"><text:span text:style-name="T114">Veelgebruikte toetsen:</text:span></text:span><text:span text:style-name="Definition"><text:span text:style-name="T115"> </text:span></text:span><text:span text:style-name="User_20_Entry"><text:span text:style-name="T131">Esc</text:span></text:span><text:span text:style-name="User_20_Entry"><text:span text:style-name="T118">,</text:span></text:span><text:span text:style-name="Definition"><text:span text:style-name="T115"> </text:span></text:span><text:span text:style-name="User_20_Entry"><text:span text:style-name="T131">Delete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2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9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0</text:span></text:span><text:span text:style-name="User_20_Entry"><text:span text:style-name="T119">,</text:span></text:span><text:span text:style-name="Definition"><text:span text:style-name="T115"> </text:span></text:span><text:span text:style-name="User_20_Entry"><text:span text:style-name="T131">F11</text:span></text:span><text:span text:style-name="User_20_Entry"><text:span text:style-name="T119">,</text:span></text:span><text:span text:style-name="Definition"><text:span text:style-name="T115"> </text:span></text:span><text:span text:style-name="Definition"><text:span text:style-name="T116">o</text:span></text:span><text:span text:style-name="Definition"><text:span text:style-name="T117">f</text:span></text:span><text:span text:style-name="Definition"><text:span text:style-name="T115"> </text:span></text:span><text:span text:style-name="User_20_Entry"><text:span text:style-name="T131">F12</text:span></text:span><text:span text:style-name="User_20_Entry"><text:span text:style-name="T119">.</text:span></text:span></text:p></text:note-body></text:note></text:span><text:span text:style-name="T168"> </text:span><text:span text:style-name="T169">ee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2"><text:s/></text:span></text:span><text:span text:style-name="Strong_20_Emphasis"><text:span text:style-name="T167">Server</text:span></text:span><text:span text:style-name="Strong_20_Emphasis"><text:span text:style-name="T165"> </text:span></text:span><text:span text:style-name="Strong_20_Emphasis"><text:span text:style-name="T166">Live</text:span></text:span><text:span text:style-name="T75"><text:note text:id="ftn4" text:note-class="footnote"><text:note-citation>2</text:note-citation><text:note-body><text:p text:style-name="P19"><text:span text:style-name="T211">Vanaf een </text:span><text:span text:style-name="T221">L</text:span><text:span text:style-name="T211">ive </text:span><text:span text:style-name="T222">USB</text:span><text:span text:style-name="T220">-stick</text:span><text:span text:style-name="T223"> </text:span><text:span text:style-name="T211">kunt u opstarten en </text:span><text:span text:style-name="T214">met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1">werken zonder enige bestanden op de harde schijf te wijzigen en maakt ook installatie van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11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69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8"> </text:span></text:span><text:span text:style-name="Strong_20_Emphasis"><text:span text:style-name="T129">CD</text:span></text:span><text:span text:style-name="Strong_20_Emphasis"><text:span text:style-name="T128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5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0">Other downloads</text:span></text:span><text:span text:style-name="Strong_20_Emphasis"><text:span text:style-name="T95"> (onder Download) &gt; </text:span></text:span><text:span text:style-name="Strong_20_Emphasis"><text:span text:style-name="T100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99">debian-live-</text:span></text:span><text:span text:style-name="Strong_20_Emphasis"><text:span text:style-name="T99"><text:user-field-get text:name="Version">12</text:user-field-get></text:span></text:span><text:span text:style-name="Strong_20_Emphasis"><text:span text:style-name="T99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8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6">karelzimmer.nl</text:span></text:span></text:a><text:span text:style-name="Strong_20_Emphasis"><text:span text:style-name="T94">, onder </text:span></text:span><text:span text:style-name="Strong_20_Emphasis"><text:span text:style-name="T98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5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5">Selecteer</text:span></text:span><text:span text:style-name="Strong_20_Emphasis"><text:span text:style-name="T52"> </text:span></text:span><text:span text:style-name="Strong_20_Emphasis"><text:span text:style-name="T21">Start inst</text:span></text:span><text:span text:style-name="Strong_20_Emphasis"><text:span text:style-name="T22">a</text:span></text:span><text:span text:style-name="Strong_20_Emphasis"><text:span text:style-name="T21">lle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2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7">Bi</text:span></text:span><text:span text:style-name="Strong_20_Emphasis"><text:span text:style-name="T34">j</text:span></text:span><text:span text:style-name="Strong_20_Emphasis"><text:span text:style-name="T27"> </text:span></text:span><text:span text:style-name="Strong_20_Emphasis"><text:span text:style-name="T61">Select a language</text:span></text:span><text:span text:style-name="Strong_20_Emphasis"><text:span text:style-name="T27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6"><text:span text:style-name="Strong_20_Emphasis"><text:span text:style-name="T34">K</text:span></text:span><text:span text:style-name="Strong_20_Emphasis"><text:span text:style-name="T27">ies </text:span></text:span><text:span text:style-name="Strong_20_Emphasis"><text:span text:style-name="T64">Dutch - </text:span></text:span><text:span text:style-name="Strong_20_Emphasis"><text:span text:style-name="T65">Nederlands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8"><draw:control text:anchor-type="as-char" draw:z-index="4" draw:name="Vorm13" draw:style-name="gr1" draw:text-style-name="P82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49">B</text:span></text:span><text:span text:style-name="Strong_20_Emphasis"><text:span text:style-name="T53">ij</text:span></text:span><text:span text:style-name="Strong_20_Emphasis"><text:span text:style-name="T49"> </text:span></text:span><text:span text:style-name="Strong_20_Emphasis"><text:span text:style-name="T57">Het netwerk configureren</text:span></text:span><text:span text:style-name="Strong_20_Emphasis"><text:span text:style-name="T49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62">C</text:span></text:span><text:span text:style-name="Strong_20_Emphasis"><text:span text:style-name="T59">omputer</text:span></text:span><text:span text:style-name="Strong_20_Emphasis"><text:span text:style-name="T62">naam</text:span></text:span><text:span text:style-name="Strong_20_Emphasis"><text:span text:style-name="T30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2" svg:width="0.35cm" svg:height="0.35cm" draw:control="control9"/></text:p>
          </table:table-cell>
          <table:table-cell table:style-name="_32_._5f_Installatie_5f_uitvoeren.C9" office:value-type="string">
            <text:p text:style-name="P67"><text:span text:style-name="Strong_20_Emphasis"><text:span text:style-name="T53">Bij</text:span></text:span> <text:span text:style-name="T21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1">Stel geen </text:span><text:span text:style-name="T172">Root</text:span><text:span text:style-name="T171">-wachtwoord in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at is </text:span></text:span><text:span text:style-name="Strong_20_Emphasis"><text:span text:style-name="T62">de volledige </text:span></text:span><text:span text:style-name="Strong_20_Emphasis"><text:span text:style-name="T58">naam </text:span></text:span><text:span text:style-name="Strong_20_Emphasis"><text:span text:style-name="T62">van de nieuwe gebruiker</text:span></text:span><text:span text:style-name="Strong_20_Emphasis"><text:span text:style-name="T58">?</text:span></text:span><text:span text:style-name="Strong_20_Emphasis"><text:span text:style-name="T28">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1">V</text:span></text:span><text:span text:style-name="Strong_20_Emphasis"><text:span text:style-name="T49">ul in </text:span></text:span><text:span text:style-name="Strong_20_Emphasis"><text:span text:style-name="T58">W</text:span></text:span><text:span text:style-name="Strong_20_Emphasis"><text:span text:style-name="T63">at is de gebruikersnaam voor uw </text:span></text:span><text:span text:style-name="Strong_20_Emphasis"><text:span text:style-name="T58"><text:s/></text:span></text:span><text:span text:style-name="Strong_20_Emphasis"><text:span text:style-name="T63">account</text:span></text:span><text:span text:style-name="Strong_20_Emphasis"><text:span text:style-name="T58">?</text:span></text:span><text:span text:style-name="Strong_20_Emphasis"><text:span text:style-name="T29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3">Geef</text:span></text:span><text:span text:style-name="Strong_20_Emphasis"><text:span text:style-name="T28"> </text:span></text:span><text:span text:style-name="Strong_20_Emphasis"><text:span text:style-name="T31">tweemaal </text:span></text:span><text:span text:style-name="Strong_20_Emphasis"><text:span text:style-name="T33">een </text:span></text:span><text:span text:style-name="Strong_20_Emphasis"><text:span text:style-name="T60">wachtwoord</text:span></text:span><text:span text:style-name="Strong_20_Emphasis"><text:span text:style-name="T47">.</text:span></text:span></text:p>
          </table:table-cell>
        </table:table-row>
      </table:table>
      <text:p text:style-name="P38"><text:span text:style-name="Strong_20_Emphasis"><text:span text:style-name="T54"/></text:span></text:p>
      <text:list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9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5" draw:name="Vorm22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19" draw:name="Vorm4" draw:style-name="gr1" draw:text-style-name="P82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80">Type: </text:span></text:span><text:span text:style-name="User_20_Entry"><text:span text:style-name="T130">wget -O- karelzimmer.nl/get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2"><text:span text:style-name="Strong_20_Emphasis"><text:span text:style-name="T39">V</text:span>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79"><draw:control text:anchor-type="as-char" draw:z-index="20" draw:name="Vorm 6" draw:style-name="gr1" draw:text-style-name="P82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55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4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9"><text:span text:style-name="Strong_20_Emphasis"><text:span text:style-name="T32"><text:tab/></text:span></text:span></text:p>
      <text:p text:style-name="P40"><text:span text:style-name="Strong_20_Emphasis"><text:span text:style-name="T41"><text:tab/></text:span></text:span></text:p>
      <text:list text:continue-numbering="true" text:style-name="L1">
        <text:list-item>
          <text:p text:style-name="P78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6" draw:name="Vorm36_0" draw:style-name="gr1" draw:text-style-name="P82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48"><draw:control text:anchor-type="as-char" draw:z-index="9" draw:name="Vorm36_ 1" draw:style-name="gr1" draw:text-style-name="P82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6"><text:note text:id="ftn6" text:note-class="footnote"><text:note-citation>1</text:note-citation><text:note-body><text:p text:style-name="P47"><text:span text:style-name="User_20_Entry"><text:span text:style-name="T82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13">gebruiker</text:span></text:span><text:span text:style-name="User_20_Entry"><text:span text:style-name="T106">s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1" draw:name="Vorm 9" draw:style-name="gr1" draw:text-style-name="P82" svg:width="0.35cm" svg:height="0.35cm" draw:control="control20"/></text:span></text:span></text:p>
          </table:table-cell>
          <table:table-cell table:style-name="Tabel2.A1" office:value-type="string">
            <text:p text:style-name="P58"><text:span text:style-name="Strong_20_Emphasis"><text:span text:style-name="T79"><draw:control text:anchor-type="as-char" draw:z-index="22" draw:name="Vorm 10" draw:style-name="gr1" draw:text-style-name="P82" svg:width="0.35cm" svg:height="0.35cm" draw:control="control21"/></text:span></text:span></text:p>
          </table:table-cell>
          <table:table-cell table:style-name="Tabel2.D3" office:value-type="string">
            <text:p text:style-name="P71"><text:span text:style-name="Strong_20_Emphasis"><text:span text:style-name="T80">Type: </text:span></text:span><text:span text:style-name="Strong_20_Emphasis"><text:span text:style-name="T132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41">Kie</text:span></text:span><text:span text:style-name="Strong_20_Emphasis"><text:span text:style-name="T46">s</text:span></text:span><text:span text:style-name="Strong_20_Emphasis"><text:span text:style-name="T42"> </text:span></text:span><text:span text:style-name="Strong_20_Emphasis"><text:span text:style-name="T67">4</text:span></text:span><text:span text:style-name="Strong_20_Emphasis"><text:span text:style-name="T55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5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7"/>
      <text:p text:style-name="P6"/>
      <text:p text:style-name="P73"><text:span text:style-name="T70">E</text:span><text:span text:style-name="T71">inde c</text:span><text:span text:style-name="T72">hecklist, </text:span><text:span text:style-name="T73">d</text:span><text:span text:style-name="T72">e</text:span><text:span text:style-name="T161"> installatie van </text:span><text:span text:style-name="T161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2"><text:s/></text:span></text:span><text:span text:style-name="Strong_20_Emphasis"><text:span text:style-name="T167">Server</text:span></text:span><text:span text:style-name="Strong_20_Emphasis"><text:span text:style-name="T165"> </text:span></text:span><text:span text:style-name="T161">is voltooid.</text:span></text:p>
      <text:p text:style-name="P30"/>
      <text:list text:style-name="L2">
        <text:list-header>
          <text:p text:style-name="P80"><text:span text:style-name="Emphasis"><text:span text:style-name="T22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9">.</text:span></text:span></text:p>
          <text:p text:style-name="P81"><text:span text:style-name="Emphasis"><text:span text:style-name="T231">Licentie </text:span></text:span><text:span text:style-name="Emphasis"><text:span text:style-name="T229">C</text:span></text:span><text:span text:style-name="Emphasis"><text:span text:style-name="T230">C0</text:span></text:span><text:span text:style-name="Emphasis"><text:span text:style-name="T229"> 1.0 </text:span></text:span><text:span text:style-name="Emphasis"><text:span text:style-name="T22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6"><text:s/></text:span></text:span><text:span text:style-name="Emphasis"><text:span text:style-name="T22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7-23T10:37:43.245402113">23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0:37:43.103204613</dc:date>
    <meta:keyword>Installatie</meta:keyword>
    <meta:keyword>Checklist</meta:keyword>
    <meta:keyword>Linux</meta:keyword>
    <meta:editing-cycles>7002</meta:editing-cycles>
    <meta:editing-duration>P12DT12H6M57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4" meta:character-count="2771" meta:non-whitespace-character-count="2395"/>
    <meta:user-defined meta:name="Info 1"/>
    <meta:user-defined meta:name="Info 2"/>
    <meta:user-defined meta:name="Info 3"/>
    <meta:user-defined meta:name="Info 4"/>
  </office:meta>
</office:document-meta>
</file>